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0F00000255AE3FB2ECC98534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968cm" fo:min-width="0.718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opacity="100%" draw:textarea-horizontal-align="justify" draw:textarea-vertical-align="middle" draw:auto-grow-height="false" fo:min-height="0.968cm" fo:min-width="0.718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="Arrowheads_20_1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0.412cm"/>
      <style:paragraph-properties style:writing-mode="lr-tb"/>
    </style:style>
    <style:style style:name="gr5" style:family="graphic" style:parent-style-name="objectwithoutfill">
      <style:graphic-properties svg:stroke-width="0.053cm" svg:stroke-color="#000000" draw:marker-start-width="0.279cm" draw:marker-end="Arrowheads_20_2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svg:stroke-color="#000000" draw:marker-start-width="0.279cm" draw:marker-end="Arrowheads_20_3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objectwithoutfill">
      <style:graphic-properties svg:stroke-width="0.053cm" svg:stroke-color="#000000" draw:marker-start-width="0.279cm" draw:marker-end="Arrowheads_20_4" draw:marker-end-width="0.379cm" draw:fill="none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000000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svg:stroke-color="#000000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000000" draw:marker-start-width="0.279cm" draw:marker-end="Arrowheads_20_7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svg:stroke-color="#000000" draw:marker-start-width="0.279cm" draw:marker-end="Arrowheads_20_10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652cm" fo:min-width="0.401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cm" fo:min-width="0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738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2.211cm"/>
      <style:paragraph-properties style:writing-mode="lr-tb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8.434cm" fo:min-width="0cm" fo:padding-top="0.151cm" fo:padding-bottom="0.151cm" fo:padding-left="0.276cm" fo:padding-right="0.276cm" fo:wrap-option="wrap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17.04cm" fo:min-width="0cm" fo:padding-top="0.151cm" fo:padding-bottom="0.151cm" fo:padding-left="0.276cm" fo:padding-right="0.276cm" fo:wrap-option="wrap"/>
    </style:style>
    <style:style style:name="gr20" style:family="graphic" style:parent-style-name="standard">
      <style:graphic-properties draw:stroke="none" svg:stroke-color="#000000" draw:fill="none" draw:fill-color="#ffffff" fo:min-height="1.475cm"/>
      <style:paragraph-properties style:writing-mode="lr-tb"/>
    </style:style>
    <style:style style:name="gr21" style:family="graphic" style:parent-style-name="Object_20_with_20_no_20_fill_20_and_20_no_20_line">
      <style:graphic-properties draw:opacity="50%" draw:opacity-name="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4.724cm" fo:min-width="23.841cm" fo:padding-top="0.178cm" fo:padding-bottom="0.178cm" fo:padding-left="0.303cm" fo:padding-right="0.303cm"/>
    </style:style>
    <style:style style:name="gr23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3.136cm" fo:min-width="14.952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ff0000" draw:marker-start-width="0.359cm" draw:marker-end-width="0.359cm" draw:fill="none" loext:fill-use-slide-background="false" draw:textarea-horizontal-align="justify" draw:textarea-vertical-align="middle" draw:auto-grow-height="false" fo:min-height="2.819cm" fo:min-width="3.522cm" fo:padding-top="0.178cm" fo:padding-bottom="0.178cm" fo:padding-left="0.303cm" fo:padding-right="0.303cm"/>
    </style:style>
    <style:style style:name="gr25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onsolas" fo:font-size="10pt"/>
    </style:style>
    <style:style style:name="P2" style:family="paragraph">
      <loext:graphic-properties draw:fill="none" draw:fill-color="#729fcf" draw:opacity="100%"/>
      <style:paragraph-properties fo:text-align="center" style:writing-mode="lr-tb"/>
      <style:text-properties style:font-name="Consolas" fo:font-size="10pt"/>
    </style:style>
    <style:style style:name="P3" style:family="paragraph">
      <loext:graphic-properties draw:fill="none" draw:fill-color="#729fcf" draw:opacity="100%"/>
      <style:paragraph-properties fo:text-align="center"/>
      <style:text-properties style:font-name="Consolas" fo:font-size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Consolas" fo:font-size="10pt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  <style:text-properties fo:font-size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="none" draw:fill-color="#ffffff"/>
      <style:paragraph-properties style:writing-mode="lr-tb"/>
      <style:text-properties style:font-name="Consolas" fo:font-size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style:font-name="Consolas" fo:font-size="18pt"/>
    </style:style>
    <style:style style:name="P12" style:family="paragraph">
      <loext:graphic-properties draw:opacity="50%"/>
      <style:paragraph-properties fo:text-align="center"/>
    </style:style>
    <style:style style:name="P13" style:family="paragraph">
      <style:text-properties fo:color="#c9211e" loext:opacity="100%"/>
    </style:style>
    <style:style style:name="P14" style:family="paragraph">
      <loext:graphic-properties draw:fill="none" draw:fill-color="#ffffff"/>
      <style:text-properties fo:color="#c9211e" loext:opacity="100%" loext:color-lum-mod="100%" loext:color-lum-off="0%"/>
    </style:style>
    <style:style style:name="T1" style:family="text">
      <style:text-properties style:font-name="Consolas" fo:font-size="10pt"/>
    </style:style>
    <style:style style:name="T2" style:family="text">
      <style:text-properties style:font-name="Consolas" fo:font-size="18pt"/>
    </style:style>
    <style:style style:name="T3" style:family="text">
      <style:text-properties style:text-position="-8% 58%" style:font-name="Consolas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1.27cm" svg:height="1.27cm" svg:x="3.511cm" svg:y="6.087cm">
          <text:p text:style-name="P1"><text:span text:style-name="T1">S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1.27cm" svg:x="4.781cm" svg:y="6.08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1.27cm" svg:height="1.27cm" svg:x="6.051cm" svg:y="6.087cm">
          <text:p text:style-name="P1"><text:span text:style-name="T1">S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27cm" svg:height="1.27cm" svg:x="7.322cm" svg:y="6.087cm">
          <text:p text:style-name="P1"><text:span text:style-name="T1">S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27cm" svg:height="1.27cm" svg:x="8.592cm" svg:y="6.087cm">
          <text:p text:style-name="P1"><text:span text:style-name="T1">S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1.27cm" svg:height="1.27cm" svg:x="4.781cm" svg:y="6.087cm">
          <text:p text:style-name="P1"><text:span text:style-name="T1">S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1.27cm" svg:height="1.27cm" svg:x="9.863cm" svg:y="6.087cm">
          <text:p text:style-name="P1"><text:span text:style-name="T1">S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1.27cm" svg:height="1.27cm" svg:x="13.674cm" svg:y="6.087cm">
          <text:p text:style-name="P1"><text:span text:style-name="T1">E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5" draw:id="id15" draw:layer="layout" svg:width="1.27cm" svg:height="1.27cm" svg:x="14.944cm" svg:y="6.087cm">
          <text:p text:style-name="P1"><text:span text:style-name="T1">E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7" draw:id="id17" draw:layer="layout" svg:width="1.27cm" svg:height="1.27cm" svg:x="16.214cm" svg:y="6.087cm">
          <text:p text:style-name="P1"><text:span text:style-name="T1">E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27cm" svg:height="1.27cm" svg:x="17.485cm" svg:y="6.087cm">
          <text:p text:style-name="P1"><text:span text:style-name="T1">E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27cm" svg:height="1.27cm" svg:x="18.755cm" svg:y="6.087cm">
          <text:p text:style-name="P1"><text:span text:style-name="T1">E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27cm" svg:height="1.27cm" svg:x="20.026cm" svg:y="6.087cm">
          <text:p text:style-name="P1"><text:span text:style-name="T1">E5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draw:type="line" svg:x1="11.133cm" svg:y1="6.722cm" svg:x2="13.674cm" svg:y2="6.722cm" draw:start-shape="id1" draw:start-glue-point="1" draw:end-shape="id2" draw:end-glue-point="3" svg:d="M11133 6722h2541" svg:viewBox="0 0 2542 1">
          <text:p/>
        </draw:connector>
        <draw:frame draw:style-name="gr4" draw:text-style-name="P5" xml:id="id13" draw:id="id13" draw:layer="layout" svg:width="1.27cm" svg:height="0.662cm" svg:x="0.97cm" svg:y="1.643cm">
          <draw:text-box>
            <text:p><text:span text:style-name="T1">IN2</text:span></text:p>
          </draw:text-box>
        </draw:frame>
        <draw:frame draw:style-name="gr4" draw:text-style-name="P5" xml:id="id11" draw:id="id11" draw:layer="layout" svg:width="1.27cm" svg:height="0.662cm" svg:x="0.97cm" svg:y="2.25cm">
          <draw:text-box>
            <text:p><text:span text:style-name="T1">IN3</text:span></text:p>
          </draw:text-box>
        </draw:frame>
        <draw:frame draw:style-name="gr4" draw:text-style-name="P5" xml:id="id9" draw:id="id9" draw:layer="layout" svg:width="1.27cm" svg:height="0.662cm" svg:x="0.97cm" svg:y="2.885cm">
          <draw:text-box>
            <text:p><text:span text:style-name="T1">IN4</text:span></text:p>
          </draw:text-box>
        </draw:frame>
        <draw:frame draw:style-name="gr4" draw:text-style-name="P5" xml:id="id7" draw:id="id7" draw:layer="layout" svg:width="1.27cm" svg:height="0.662cm" svg:x="0.97cm" svg:y="3.548cm">
          <draw:text-box>
            <text:p><text:span text:style-name="T1">IN5</text:span></text:p>
          </draw:text-box>
        </draw:frame>
        <draw:frame draw:style-name="gr4" draw:text-style-name="P5" xml:id="id5" draw:id="id5" draw:layer="layout" svg:width="1.27cm" svg:height="0.662cm" svg:x="0.97cm" svg:y="4.156cm">
          <draw:text-box>
            <text:p><text:span text:style-name="T1">IN6</text:span></text:p>
          </draw:text-box>
        </draw:frame>
        <draw:frame draw:style-name="gr4" draw:text-style-name="P5" xml:id="id3" draw:id="id3" draw:layer="layout" svg:width="1.27cm" svg:height="0.662cm" svg:x="0.97cm" svg:y="4.818cm">
          <draw:text-box>
            <text:p><text:span text:style-name="T1">IN7</text:span></text:p>
          </draw:text-box>
        </draw:frame>
        <draw:connector draw:style-name="gr5" draw:text-style-name="P4" draw:layer="layout" svg:x1="2.24cm" svg:y1="5.149cm" svg:x2="4.146cm" svg:y2="6.087cm" draw:start-shape="id3" draw:start-glue-point="1" draw:end-shape="id4" draw:end-glue-point="0" svg:d="M2240 5149h1906v938" svg:viewBox="0 0 1907 939">
          <text:p/>
        </draw:connector>
        <draw:connector draw:style-name="gr6" draw:text-style-name="P4" draw:layer="layout" svg:x1="2.24cm" svg:y1="4.487cm" svg:x2="5.416cm" svg:y2="6.087cm" draw:start-shape="id5" draw:start-glue-point="1" draw:end-shape="id6" draw:end-glue-point="0" svg:d="M2240 4487h3176v1600" svg:viewBox="0 0 3177 1601">
          <text:p/>
        </draw:connector>
        <draw:connector draw:style-name="gr7" draw:text-style-name="P4" draw:layer="layout" svg:x1="2.24cm" svg:y1="3.879cm" svg:x2="6.686cm" svg:y2="6.087cm" draw:start-shape="id7" draw:start-glue-point="1" draw:end-shape="id8" draw:end-glue-point="0" svg:d="M2240 3879h4446v2208" svg:viewBox="0 0 4447 2209">
          <text:p/>
        </draw:connector>
        <draw:connector draw:style-name="gr8" draw:text-style-name="P4" draw:layer="layout" svg:x1="2.24cm" svg:y1="3.216cm" svg:x2="7.957cm" svg:y2="6.087cm" draw:start-shape="id9" draw:start-glue-point="1" draw:end-shape="id10" draw:end-glue-point="0" svg:d="M2240 3216h5717v2871" svg:viewBox="0 0 5718 2872">
          <text:p/>
        </draw:connector>
        <draw:connector draw:style-name="gr9" draw:text-style-name="P4" draw:layer="layout" svg:x1="2.24cm" svg:y1="2.581cm" svg:x2="9.227cm" svg:y2="6.087cm" draw:start-shape="id11" draw:start-glue-point="1" draw:end-shape="id12" draw:end-glue-point="0" svg:d="M2240 2581h6987v3506" svg:viewBox="0 0 6988 3507">
          <text:p/>
        </draw:connector>
        <draw:connector draw:style-name="gr10" draw:text-style-name="P4" draw:layer="layout" svg:x1="2.24cm" svg:y1="1.974cm" svg:x2="10.498cm" svg:y2="6.087cm" draw:start-shape="id13" draw:start-glue-point="1" draw:end-shape="id1" draw:end-glue-point="0" svg:d="M2240 1974h8258v4113" svg:viewBox="0 0 8259 4114">
          <text:p/>
        </draw:connector>
        <draw:custom-shape draw:style-name="gr1" draw:text-style-name="P2" xml:id="id21" draw:id="id21" draw:layer="layout" svg:width="1.27cm" svg:height="1.27cm" svg:x="21.296cm" svg:y="6.087cm">
          <text:p text:style-name="P1"><text:span text:style-name="T1">E6</text:span></text:p>
          <draw:enhanced-geometry svg:viewBox="0 0 21600 21600" draw:type="rectangle" draw:enhanced-path="M 0 0 L 21600 0 21600 21600 0 21600 0 0 Z N"/>
        </draw:custom-shape>
        <draw:g>
          <draw:ellipse draw:style-name="gr11" draw:text-style-name="P6" draw:layer="layout" svg:width="4.504cm" svg:height="4.48cm" draw:transform="rotate (-3.14159265358979) translate (26.152cm 3.865cm)" draw:kind="arc" draw:start-angle="89.95" draw:end-angle="144.94">
            <text:p/>
          </draw:ellipse>
          <draw:ellipse draw:style-name="gr11" draw:text-style-name="P7" draw:layer="layout" svg:width="4.504cm" svg:height="4.48cm" svg:x="21.648cm" svg:y="1.958cm" draw:kind="arc" draw:start-angle="35.06" draw:end-angle="90.06">
            <text:p/>
          </draw:ellipse>
          <draw:line draw:style-name="gr12" draw:text-style-name="P4" draw:layer="layout" svg:x1="23.437cm" svg:y1="1.958cm" svg:x2="23.898cm" svg:y2="1.958cm">
            <text:p/>
          </draw:line>
          <draw:line draw:style-name="gr12" draw:text-style-name="P4" draw:layer="layout" svg:x1="23.437cm" svg:y1="3.863cm" svg:x2="23.898cm" svg:y2="3.863cm">
            <text:p/>
          </draw:line>
          <draw:ellipse draw:style-name="gr11" draw:text-style-name="P6" draw:layer="layout" svg:width="0.463cm" svg:height="1.906cm" svg:x="23.208cm" svg:y="1.958cm" draw:kind="arc" draw:start-angle="271.31" draw:end-angle="90.75">
            <text:p/>
          </draw:ellipse>
          <draw:ellipse draw:style-name="gr11" draw:text-style-name="P6" draw:layer="layout" svg:width="0.461cm" svg:height="1.906cm" svg:x="22.975cm" svg:y="1.958cm" draw:kind="arc" draw:start-angle="271.31" draw:end-angle="90.75">
            <text:p/>
          </draw:ellipse>
        </draw:g>
        <draw:line draw:style-name="gr12" draw:text-style-name="P4" xml:id="id22" draw:id="id22" draw:layer="layout" svg:x1="22.566cm" svg:y1="2.278cm" svg:x2="23.374cm" svg:y2="2.278cm">
          <text:p/>
        </draw:line>
        <draw:line draw:style-name="gr12" draw:text-style-name="P4" xml:id="id16" draw:id="id16" draw:layer="layout" svg:x1="22.566cm" svg:y1="2.595cm" svg:x2="23.414cm" svg:y2="2.595cm">
          <text:p/>
        </draw:line>
        <draw:line draw:style-name="gr12" draw:text-style-name="P4" xml:id="id18" draw:id="id18" draw:layer="layout" svg:x1="22.566cm" svg:y1="2.913cm" svg:x2="23.453cm" svg:y2="2.913cm">
          <text:p/>
        </draw:line>
        <draw:line draw:style-name="gr12" draw:text-style-name="P4" xml:id="id20" draw:id="id20" draw:layer="layout" svg:x1="22.566cm" svg:y1="3.23cm" svg:x2="23.418cm" svg:y2="3.23cm">
          <text:p/>
        </draw:line>
        <draw:line draw:style-name="gr12" draw:text-style-name="P8" draw:layer="layout" svg:x1="22.566cm" svg:y1="3.548cm" svg:x2="23.372cm" svg:y2="3.548cm">
          <text:p/>
        </draw:line>
        <draw:line draw:style-name="gr12" draw:text-style-name="P4" xml:id="id28" draw:id="id28" draw:layer="layout" svg:x1="25.742cm" svg:y1="2.913cm" svg:x2="26.377cm" svg:y2="2.913cm">
          <text:p/>
        </draw:line>
        <draw:connector draw:style-name="gr13" draw:text-style-name="P4" draw:layer="layout" draw:line-skew="1.909cm" svg:x1="14.309cm" svg:y1="7.357cm" svg:x2="22.566cm" svg:y2="11.166cm" draw:start-shape="id2" draw:start-glue-point="2" draw:end-shape="id14" draw:end-glue-point="3" svg:d="M14309 7357v3814h8257v-5" svg:viewBox="0 0 8258 3815">
          <text:p/>
        </draw:connector>
        <draw:connector draw:style-name="gr13" draw:text-style-name="P4" draw:layer="layout" draw:line-skew="-1.751cm" svg:x1="15.579cm" svg:y1="6.087cm" svg:x2="22.566cm" svg:y2="2.595cm" draw:start-shape="id15" draw:start-glue-point="0" draw:end-shape="id16" draw:end-glue-point="3" svg:d="M15579 6087v-3497h6987v5" svg:viewBox="0 0 6988 3498">
          <text:p/>
        </draw:connector>
        <draw:connector draw:style-name="gr13" draw:text-style-name="P4" draw:layer="layout" draw:line-skew="-1.592cm" svg:x1="16.849cm" svg:y1="6.087cm" svg:x2="22.566cm" svg:y2="2.913cm" draw:start-shape="id17" draw:start-glue-point="0" draw:end-shape="id18" draw:end-glue-point="3" svg:d="M16849 6087v-3179h5717v5" svg:viewBox="0 0 5718 3180">
          <text:p/>
        </draw:connector>
        <draw:connector draw:style-name="gr13" draw:text-style-name="P4" draw:layer="layout" draw:line-skew="-1.434cm" svg:x1="18.12cm" svg:y1="6.087cm" svg:x2="22.566cm" svg:y2="3.23cm" draw:start-shape="id19" draw:start-glue-point="0" draw:end-shape="id20" draw:end-glue-point="3" svg:d="M18120 6087v-2862h4446v5" svg:viewBox="0 0 4447 2863">
          <text:p/>
        </draw:connector>
        <draw:connector draw:style-name="gr13" draw:text-style-name="P4" draw:layer="layout" draw:line-skew="-1.011cm" svg:x1="21.931cm" svg:y1="6.087cm" svg:x2="22.56cm" svg:y2="3.55cm" draw:start-shape="id21" draw:start-glue-point="0" svg:d="M21931 6087v-2543h629v6" svg:viewBox="0 0 630 2544">
          <text:p/>
        </draw:connector>
        <draw:g>
          <draw:g>
            <draw:ellipse draw:style-name="gr11" draw:text-style-name="P6" draw:layer="layout" svg:width="4.504cm" svg:height="4.48cm" draw:transform="rotate (-3.14159265358979) translate (26.151cm 11.483cm)" draw:kind="arc" draw:start-angle="89.95" draw:end-angle="144.94">
              <text:p/>
            </draw:ellipse>
            <draw:ellipse draw:style-name="gr11" draw:text-style-name="P7" draw:layer="layout" svg:width="4.504cm" svg:height="4.48cm" svg:x="21.647cm" svg:y="9.576cm" draw:kind="arc" draw:start-angle="35.06" draw:end-angle="90.06">
              <text:p/>
            </draw:ellipse>
            <draw:line draw:style-name="gr12" draw:text-style-name="P4" draw:layer="layout" svg:x1="23.436cm" svg:y1="9.576cm" svg:x2="23.897cm" svg:y2="9.576cm">
              <text:p/>
            </draw:line>
            <draw:line draw:style-name="gr12" draw:text-style-name="P4" draw:layer="layout" svg:x1="23.436cm" svg:y1="11.481cm" svg:x2="23.897cm" svg:y2="11.481cm">
              <text:p/>
            </draw:line>
            <draw:ellipse draw:style-name="gr11" draw:text-style-name="P6" draw:layer="layout" svg:width="0.463cm" svg:height="1.906cm" svg:x="23.207cm" svg:y="9.576cm" draw:kind="arc" draw:start-angle="271.31" draw:end-angle="90.75">
              <text:p/>
            </draw:ellipse>
            <draw:ellipse draw:style-name="gr11" draw:text-style-name="P6" draw:layer="layout" svg:width="0.461cm" svg:height="1.906cm" svg:x="22.974cm" svg:y="9.576cm" draw:kind="arc" draw:start-angle="271.31" draw:end-angle="90.75">
              <text:p/>
            </draw:ellipse>
          </draw:g>
          <draw:line draw:style-name="gr12" draw:text-style-name="P4" xml:id="id27" draw:id="id27" draw:layer="layout" svg:x1="22.566cm" svg:y1="9.896cm" svg:x2="23.374cm" svg:y2="9.896cm">
            <text:p/>
          </draw:line>
          <draw:line draw:style-name="gr12" draw:text-style-name="P4" xml:id="id26" draw:id="id26" draw:layer="layout" svg:x1="22.566cm" svg:y1="10.213cm" svg:x2="23.414cm" svg:y2="10.213cm">
            <text:p/>
          </draw:line>
          <draw:line draw:style-name="gr12" draw:text-style-name="P4" xml:id="id24" draw:id="id24" draw:layer="layout" svg:x1="22.566cm" svg:y1="10.531cm" svg:x2="23.453cm" svg:y2="10.531cm">
            <text:p/>
          </draw:line>
          <draw:line draw:style-name="gr12" draw:text-style-name="P4" xml:id="id23" draw:id="id23" draw:layer="layout" svg:x1="22.566cm" svg:y1="10.848cm" svg:x2="23.418cm" svg:y2="10.848cm">
            <text:p/>
          </draw:line>
          <draw:line draw:style-name="gr12" draw:text-style-name="P9" xml:id="id14" draw:id="id14" draw:layer="layout" svg:x1="22.566cm" svg:y1="11.166cm" svg:x2="23.372cm" svg:y2="11.166cm">
            <text:p/>
          </draw:line>
          <draw:line draw:style-name="gr12" draw:text-style-name="P4" draw:layer="layout" svg:x1="25.742cm" svg:y1="10.531cm" svg:x2="26.694cm" svg:y2="10.531cm">
            <text:p/>
          </draw:line>
        </draw:g>
        <draw:connector draw:style-name="gr13" draw:text-style-name="P4" draw:layer="layout" draw:line-skew="-1.91cm" svg:x1="14.309cm" svg:y1="6.087cm" svg:x2="22.566cm" svg:y2="2.278cm" draw:start-shape="id2" draw:start-glue-point="0" draw:end-shape="id22" draw:end-glue-point="3" svg:d="M14309 6087v-3814h8257v5" svg:viewBox="0 0 8258 3815">
          <text:p/>
        </draw:connector>
        <draw:connector draw:style-name="gr13" draw:text-style-name="P4" draw:layer="layout" draw:line-skew="1.75cm" svg:x1="16.849cm" svg:y1="7.357cm" svg:x2="22.566cm" svg:y2="10.848cm" draw:start-shape="id17" draw:start-glue-point="2" draw:end-shape="id23" draw:end-glue-point="3" svg:d="M16849 7357v3496h5717v-5" svg:viewBox="0 0 5718 3497">
          <text:p/>
        </draw:connector>
        <draw:connector draw:style-name="gr13" draw:text-style-name="P4" draw:layer="layout" draw:line-skew="1.592cm" svg:x1="18.12cm" svg:y1="7.357cm" svg:x2="22.566cm" svg:y2="10.531cm" draw:start-shape="id19" draw:start-glue-point="2" draw:end-shape="id24" draw:end-glue-point="3" svg:d="M18120 7357v3179h4446v-5" svg:viewBox="0 0 4447 3180">
          <text:p/>
        </draw:connector>
        <draw:connector draw:style-name="gr13" draw:text-style-name="P4" draw:layer="layout" draw:line-skew="1.433cm" svg:x1="20.661cm" svg:y1="7.357cm" svg:x2="22.566cm" svg:y2="10.213cm" draw:start-shape="id25" draw:start-glue-point="2" draw:end-shape="id26" draw:end-glue-point="3" svg:d="M20661 7357v2861h1905v-5" svg:viewBox="0 0 1906 2862">
          <text:p/>
        </draw:connector>
        <draw:connector draw:style-name="gr13" draw:text-style-name="P4" draw:layer="layout" draw:line-skew="1.274cm" svg:x1="21.931cm" svg:y1="7.357cm" svg:x2="22.566cm" svg:y2="9.896cm" draw:start-shape="id21" draw:start-glue-point="2" draw:end-shape="id27" draw:end-glue-point="3" svg:d="M21931 7357v2544h635v-5" svg:viewBox="0 0 636 2545">
          <text:p/>
        </draw:connector>
        <draw:g xml:id="id30" draw:id="id30">
          <draw:g>
            <draw:custom-shape draw:style-name="gr14" draw:text-style-name="P4" draw:layer="layout" svg:width="1.905cm" svg:height="1.906cm" draw:transform="rotate (-1.5707963267949) translate (28.601cm 9.578cm)">
              <text:p/>
              <draw:enhanced-geometry svg:viewBox="0 0 21600 21600" draw:glue-points="10800 0 5400 10800 10800 21600 16200 10800" draw:text-areas="5400 10800 16200 21600" draw:type="flowchart-extract" draw:enhanced-path="M 10800 0 L 21600 21600 0 21600 10800 0 Z N"/>
            </draw:custom-shape>
            <draw:custom-shape draw:style-name="gr15" draw:text-style-name="P4" draw:layer="layout" svg:width="0.317cm" svg:height="0.317cm" svg:x="28.602cm" svg:y="10.361cm">
              <text:p/>
    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    </draw:custom-shape>
          </draw:g>
        </draw:g>
        <draw:polygon draw:style-name="gr12" draw:text-style-name="P4" xml:id="id29" draw:id="id29" draw:layer="layout" svg:width="0cm" svg:height="0cm" svg:x="30.189cm" svg:y="5.452cm" svg:viewBox="0 0 0 0" draw:points="0,0">
          <text:p/>
        </draw:polygon>
        <draw:polygon draw:style-name="gr12" draw:text-style-name="P4" xml:id="id31" draw:id="id31" draw:layer="layout" svg:width="0cm" svg:height="0cm" svg:x="30.189cm" svg:y="7.992cm" svg:viewBox="0 0 0 0" draw:points="0,0">
          <text:p/>
        </draw:polygon>
        <draw:polygon draw:style-name="gr12" draw:text-style-name="P4" xml:id="id33" draw:id="id33" draw:layer="layout" svg:width="0cm" svg:height="0cm" svg:x="35.3cm" svg:y="6.722cm" svg:viewBox="0 0 0 0" draw:points="0,0">
          <text:p/>
        </draw:polygon>
        <draw:connector draw:style-name="gr13" draw:text-style-name="P4" draw:layer="layout" draw:line-skew="1.905cm" svg:x1="26.377cm" svg:y1="2.913cm" svg:x2="30.189cm" svg:y2="5.452cm" draw:start-shape="id28" draw:start-glue-point="1" draw:end-shape="id29" draw:end-glue-point="0" svg:d="M26377 2913h3811v2539h1" svg:viewBox="0 0 3813 2540">
          <text:p/>
        </draw:connector>
        <draw:connector draw:style-name="gr13" draw:text-style-name="P4" draw:layer="layout" draw:line-skew="0.635cm" svg:x1="28.919cm" svg:y1="10.53cm" svg:x2="30.189cm" svg:y2="7.992cm" draw:start-shape="id30" draw:start-glue-point="1" draw:end-shape="id31" draw:end-glue-point="2" svg:d="M28919 10530h1270v-2538" svg:viewBox="0 0 1271 2539">
          <text:p/>
        </draw:connector>
        <draw:line draw:style-name="gr12" draw:text-style-name="P4" xml:id="id32" draw:id="id32" draw:layer="layout" svg:x1="32.73cm" svg:y1="6.722cm" svg:x2="29.871cm" svg:y2="5.452cm">
          <draw:glue-point draw:id="4" svg:x="5cm" svg:y="5cm"/>
          <text:p/>
        </draw:line>
        <draw:connector draw:style-name="gr13" draw:text-style-name="P4" draw:layer="layout" svg:x1="32.729cm" svg:y1="6.722cm" svg:x2="35.3cm" svg:y2="6.722cm" draw:start-shape="id32" draw:start-glue-point="4" draw:end-shape="id33" draw:end-glue-point="0" svg:d="M32729 6722h2571" svg:viewBox="0 0 2572 1">
          <text:p/>
        </draw:connector>
        <draw:frame draw:style-name="gr16" draw:text-style-name="P10" draw:layer="layout" svg:width="1.27cm" svg:height="0.988cm" svg:x="29.553cm" svg:y="1.607cm">
          <draw:text-box>
            <text:p><text:span text:style-name="T2">C</text:span><text:span text:style-name="T3">1</text:span></text:p>
          </draw:text-box>
        </draw:frame>
        <draw:frame draw:style-name="gr16" draw:text-style-name="P10" draw:layer="layout" svg:width="1.27cm" svg:height="0.988cm" svg:x="29.553cm" svg:y="10.848cm">
          <draw:text-box>
            <text:p><text:span text:style-name="T2">C</text:span><text:span text:style-name="T3">2</text:span></text:p>
          </draw:text-box>
        </draw:frame>
        <draw:frame draw:style-name="gr17" draw:text-style-name="P10" draw:layer="layout" svg:width="3.513cm" svg:height="2.461cm" svg:x="32.729cm" svg:y="5.769cm">
          <draw:text-box>
            <text:p><text:span text:style-name="T2">O</text:span><text:span text:style-name="T2">U</text:span><text:span text:style-name="T2">T</text:span><text:span text:style-name="T2">P</text:span><text:span text:style-name="T2">U</text:span><text:span text:style-name="T2">T</text:span></text:p>
          </draw:text-box>
        </draw:frame>
        <draw:custom-shape draw:style-name="gr18" draw:text-style-name="P4" draw:layer="layout" svg:width="1.27cm" svg:height="9.528cm" draw:transform="rotate (1.5707963267949) translate (2.557cm 13.706cm)">
          <text:p/>
          <draw:enhanced-geometry svg:viewBox="0 0 21600 21600" draw:glue-points="21600 0 0 10800 21600 21600" draw:text-areas="13800 ?f9 21600 ?f10" draw:type="left-brace" draw:modifiers="2875.1627125761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9" draw:text-style-name="P4" draw:layer="layout" svg:width="1.27cm" svg:height="18.102cm" draw:transform="rotate (1.5707963267949) translate (12.403cm 13.706cm)">
          <text:p/>
          <draw:enhanced-geometry svg:viewBox="0 0 21600 21600" draw:glue-points="21600 0 0 10800 21600 21600" draw:text-areas="13800 ?f9 21600 ?f10" draw:type="left-brace" draw:modifiers="1448.9114819317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text-style-name="P11" draw:layer="layout" svg:width="9.528cm" svg:height="0.988cm" svg:x="2.557cm" svg:y="14.34cm">
          <draw:text-box>
            <text:p text:style-name="P6"><text:span text:style-name="T2">I</text:span><text:span text:style-name="T2">n</text:span><text:span text:style-name="T2">p</text:span><text:span text:style-name="T2">u</text:span><text:span text:style-name="T2">t</text:span><text:span text:style-name="T2"> </text:span><text:span text:style-name="T2">S</text:span><text:span text:style-name="T2">h</text:span><text:span text:style-name="T2">i</text:span><text:span text:style-name="T2">f</text:span><text:span text:style-name="T2">t</text:span><text:span text:style-name="T2"> </text:span><text:span text:style-name="T2">R</text:span><text:span text:style-name="T2">e</text:span><text:span text:style-name="T2">g</text:span><text:span text:style-name="T2">i</text:span><text:span text:style-name="T2">s</text:span><text:span text:style-name="T2">t</text:span><text:span text:style-name="T2">e</text:span><text:span text:style-name="T2">r</text:span></text:p>
          </draw:text-box>
        </draw:frame>
        <draw:frame draw:style-name="gr20" draw:text-style-name="P11" draw:layer="layout" svg:width="14.927cm" svg:height="1.725cm" svg:x="13.991cm" svg:y="14.304cm">
          <draw:text-box>
            <text:p text:style-name="P6"><text:span text:style-name="T2">(</text:span><text:span text:style-name="T2">7</text:span><text:span text:style-name="T2">,</text:span><text:span text:style-name="T2"> </text:span><text:span text:style-name="T2">1</text:span><text:span text:style-name="T2">/</text:span><text:span text:style-name="T2">2</text:span><text:span text:style-name="T2">)</text:span><text:span text:style-name="T2"> </text:span><text:span text:style-name="T2">C</text:span><text:span text:style-name="T2">o</text:span><text:span text:style-name="T2">n</text:span><text:span text:style-name="T2">v</text:span><text:span text:style-name="T2">o</text:span><text:span text:style-name="T2">l</text:span><text:span text:style-name="T2">u</text:span><text:span text:style-name="T2">t</text:span><text:span text:style-name="T2">i</text:span><text:span text:style-name="T2">o</text:span><text:span text:style-name="T2">n</text:span><text:span text:style-name="T2">a</text:span><text:span text:style-name="T2">l</text:span><text:span text:style-name="T2"> </text:span><text:span text:style-name="T2">E</text:span><text:span text:style-name="T2">n</text:span><text:span text:style-name="T2">c</text:span><text:span text:style-name="T2">o</text:span><text:span text:style-name="T2">d</text:span><text:span text:style-name="T2">e</text:span><text:span text:style-name="T2">r</text:span></text:p>
          </draw:text-box>
        </draw:frame>
      </draw:page>
      <draw:page draw:name="page2" draw:style-name="dp1" draw:master-page-name="Default">
        <draw:frame draw:style-name="gr21" draw:text-style-name="P12" draw:layer="layout" svg:width="34.29cm" svg:height="13.218cm" svg:x="1.27cm" svg:y="2.281cm">
          <draw:image xlink:href="Pictures/100000010000070F00000255AE3FB2ECC98534D9.png" xlink:type="simple" xlink:show="embed" xlink:actuate="onLoad" draw:mime-type="image/png">
            <text:p/>
          </draw:image>
        </draw:frame>
        <draw:custom-shape draw:style-name="gr22" draw:text-style-name="P4" draw:layer="layout" svg:width="24.447cm" svg:height="5.08cm" svg:x="4.81cm" svg:y="2.587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4" draw:layer="layout" svg:width="15.558cm" svg:height="3.492cm" svg:x="8.302cm" svg:y="9.25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4.128cm" svg:height="3.175cm" svg:x="3.857cm" svg:y="12.43cm">
          <text:p/>
          <draw:enhanced-geometry svg:viewBox="0 0 21600 21600" draw:type="rectangle" draw:enhanced-path="M 0 0 L 21600 0 21600 21600 0 21600 0 0 Z N"/>
        </draw:custom-shape>
        <draw:frame draw:style-name="gr25" draw:text-style-name="P14" draw:layer="layout" svg:width="6.985cm" svg:height="1.673cm" svg:x="4.81cm" svg:y="1.549cm">
          <draw:text-box>
            <text:p text:style-name="P13">Convolutional Encoder</text:p>
          </draw:text-box>
        </draw:frame>
        <draw:frame draw:style-name="gr25" draw:text-style-name="P14" draw:layer="layout" svg:width="5.715cm" svg:height="1.673cm" svg:x="8.302cm" svg:y="8.302cm">
          <draw:text-box>
            <text:p text:style-name="P13">6-bit shift register</text:p>
          </draw:text-box>
        </draw:frame>
        <draw:frame draw:style-name="gr25" draw:text-style-name="P14" draw:layer="layout" svg:width="5.715cm" svg:height="1.673cm" svg:x="3.857cm" svg:y="15.837cm">
          <draw:text-box>
            <text:p text:style-name="P13">Clock divider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6.83cm" fo:page-height="17.7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20:57:50.031092909</meta:creation-date>
    <dc:date>2023-01-02T10:26:19.711267590</dc:date>
    <meta:editing-duration>PT20H39M3S</meta:editing-duration>
    <meta:editing-cycles>8</meta:editing-cycles>
    <meta:generator>LibreOffice/7.4.1.2$Linux_X86_64 LibreOffice_project/40$Build-2</meta:generator>
    <meta:document-statistic meta:object-count="89"/>
  </office:meta>
</office:document-meta>
</file>